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D000001EE11327FB3343A010D.png" manifest:media-type="image/png"/>
  <manifest:file-entry manifest:full-path="Pictures/100000010000012C000001EAA4A20830209EC95F.png" manifest:media-type="image/png"/>
  <manifest:file-entry manifest:full-path="Pictures/1000000000000BD000000FC05EE5294270FDBBAA.jpg" manifest:media-type="image/jpeg"/>
  <manifest:file-entry manifest:full-path="Pictures/10000001000001A8000001393111CB2B19B5C89B.png" manifest:media-type="image/png"/>
  <manifest:file-entry manifest:full-path="Pictures/100000010000014900000138D1AD8719043975F7.png" manifest:media-type="image/png"/>
  <manifest:file-entry manifest:full-path="Pictures/1000000000000BD000000FC0F2A4ED87F0AB5835.jpg" manifest:media-type="image/jpeg"/>
  <manifest:file-entry manifest:full-path="Pictures/1000000100000158000000BBA53A2A7DE7B8F6C9.png" manifest:media-type="image/png"/>
  <manifest:file-entry manifest:full-path="Pictures/100000010000017A000001614B132FA133D3C8E4.png" manifest:media-type="image/png"/>
  <manifest:file-entry manifest:full-path="Pictures/1000000000000BD000000FC0A4B445C173AF497D.jpg" manifest:media-type="image/jpeg"/>
  <manifest:file-entry manifest:full-path="Pictures/100000010000025C0000031020B47662F927D9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officeooo:rsid="001ad5c2" officeooo:paragraph-rsid="001ad5c2" style:font-weight-asian="bold" style:font-weight-complex="bold"/>
    </style:style>
    <style:style style:name="P2" style:family="paragraph" style:parent-style-name="Standard">
      <style:text-properties fo:font-weight="bold" officeooo:rsid="002141dc" officeooo:paragraph-rsid="001ad5c2" style:font-weight-asian="bold" style:font-weight-complex="bold"/>
    </style:style>
    <style:style style:name="P3" style:family="paragraph" style:parent-style-name="Standard">
      <style:text-properties fo:font-weight="bold" officeooo:rsid="00235086" officeooo:paragraph-rsid="00235086" style:font-weight-asian="bold" style:font-weight-complex="bold"/>
    </style:style>
    <style:style style:name="P4" style:family="paragraph" style:parent-style-name="Standard">
      <style:text-properties fo:font-weight="bold" officeooo:rsid="00235086" officeooo:paragraph-rsid="001ad5c2" style:font-weight-asian="bold" style:font-weight-complex="bold"/>
    </style:style>
    <style:style style:name="P5" style:family="paragraph" style:parent-style-name="Standard">
      <style:text-properties fo:font-weight="bold" officeooo:rsid="00243fa3" officeooo:paragraph-rsid="00243fa3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243fa3" officeooo:paragraph-rsid="00243fa3" style:font-weight-asian="bold" style:font-weight-complex="bold"/>
    </style:style>
    <style:style style:name="P7" style:family="paragraph" style:parent-style-name="Standard">
      <style:text-properties fo:font-weight="normal" officeooo:rsid="001ad5c2" officeooo:paragraph-rsid="001ad5c2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5457in, 0.6965in, 7.6756in, 0.750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4.1374in, 4.9154in, 7.7264in, 8.642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354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9827in, 4.5992in, 6.5764in, 6.810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8" draw:name="Image1" text:anchor-type="char" svg:width="6.2917in" svg:height="8.1665in" draw:z-index="1"><draw:image xlink:href="Pictures/100000010000025C0000031020B47662F927D950.png" xlink:type="simple" xlink:show="embed" xlink:actuate="onLoad" draw:mime-type="image/png"/></draw:frame></text:p>
      <text:p text:style-name="P1">a.)<draw:frame draw:style-name="fr7" draw:name="Image8" text:anchor-type="char" svg:x="3.9465in" svg:y="0.1126in" svg:width="2.6953in" svg:height="3.9437in" draw:z-index="7" draw:transform="translate (-5.29409448818898in -2.08444881889764in) rotate (1.5707963267949) translate (5.29409448818898in 2.08444881889764in)"><draw:image xlink:href="Pictures/1000000000000BD000000FC0A4B445C173AF497D.jpg" xlink:type="simple" xlink:show="embed" xlink:actuate="onLoad" draw:mime-type="image/jpeg"/></draw:frame></text:p>
      <text:p text:style-name="P7"><draw:frame draw:style-name="fr6" draw:name="Image2" text:anchor-type="char" svg:x="-0.25in" svg:y="0.1516in" svg:width="3.5in" svg:height="3.0602in" draw:z-index="6"><draw:image xlink:href="Pictures/100000010000017A000001614B132FA133D3C8E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draw:frame draw:style-name="fr1" draw:name="Image3" text:anchor-type="char" svg:x="0in" svg:y="0.122in" svg:width="3.4in" svg:height="1.85in" draw:z-index="0"><draw:image xlink:href="Pictures/1000000100000158000000BBA53A2A7DE7B8F6C9.png" xlink:type="simple" xlink:show="embed" xlink:actuate="onLoad" draw:mime-type="image/png"/></draw:frame>b.)</text:p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4"/>
      <text:p text:style-name="P4"><draw:frame draw:style-name="fr5" draw:name="Image9" text:anchor-type="char" svg:x="2.478in" svg:y="-0.1965in" svg:width="2.602in" svg:height="4.3689in" draw:z-index="8" draw:transform="translate (-3.77893700787402in -1.98799212598425in) rotate (1.5707963267949) translate (3.77893700787402in 1.98799212598425in)"><draw:image xlink:href="Pictures/1000000000000BD000000FC0F2A4ED87F0AB5835.jpg" xlink:type="simple" xlink:show="embed" xlink:actuate="onLoad" draw:mime-type="image/jpeg"/></draw:frame></text:p>
      <text:p text:style-name="P3"/>
      <text:p text:style-name="P3">c.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d.)</text:p>
      <text:p text:style-name="P5"><draw:frame draw:style-name="fr2" draw:name="Image5" text:anchor-type="char" svg:x="4.1984in" svg:y="0.1008in" svg:width="3in" svg:height="2.8402in" draw:z-index="2"><draw:image xlink:href="Pictures/100000010000014900000138D1AD8719043975F7.png" xlink:type="simple" xlink:show="embed" xlink:actuate="onLoad" draw:mime-type="image/png"/></draw:frame><draw:frame draw:style-name="fr2" draw:name="Image4" text:anchor-type="char" svg:x="0in" svg:y="0.161in" svg:width="4in" svg:height="2.95in" draw:z-index="3"><draw:image xlink:href="Pictures/10000001000001A8000001393111CB2B19B5C89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10" text:anchor-type="char" svg:x="1.1134in" svg:y="0.0547in" svg:width="4.7638in" svg:height="5.0366in" draw:z-index="9" draw:transform="translate (-3.49527559055118in -2.57303149606299in) rotate (1.5707963267949) translate (3.49527559055118in 2.57303149606299in)"><draw:image xlink:href="Pictures/1000000000000BD000000FC05EE5294270FDBBAA.jpg" xlink:type="simple" xlink:show="embed" xlink:actuate="onLoad" draw:mime-type="image/jpeg"/></draw:frame></text:p>
      <text:p text:style-name="P6"><draw:frame draw:style-name="fr3" draw:name="Image6" text:anchor-type="char" svg:width="3in" svg:height="4.8902in" draw:z-index="4"><draw:image xlink:href="Pictures/100000010000012C000001EAA4A20830209EC95F.png" xlink:type="simple" xlink:show="embed" xlink:actuate="onLoad" draw:mime-type="image/png"/></draw:frame><draw:frame draw:style-name="fr2" draw:name="Image7" text:anchor-type="char" svg:x="3.9252in" svg:y="0.0528in" svg:width="3in" svg:height="4.9201in" draw:z-index="5"><draw:image xlink:href="Pictures/100000010000012D000001EE11327FB3343A010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13:33:46.832044549</meta:creation-date>
    <dc:date>2021-11-23T18:20:40.316615789</dc:date>
    <meta:editing-duration>PT4H32M52S</meta:editing-duration>
    <meta:editing-cycles>54</meta:editing-cycles>
    <meta:generator>LibreOffice/7.2.2.2$Linux_X86_64 LibreOffice_project/20$Build-2</meta:generator>
    <meta:document-statistic meta:table-count="0" meta:image-count="10" meta:object-count="0" meta:page-count="4" meta:paragraph-count="4" meta:word-count="4" meta:character-count="12" meta:non-whitespace-character-count="12"/>
  </office:meta>
</office:document-meta>
</file>